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c37b5a" fo:background-color="#17171a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599e60" fo:background-color="#17171a"/>
    </style:style>
    <style:style style:name="T1" style:family="text">
      <style:text-properties fo:color="#6d6d6d"/>
    </style:style>
    <style:style style:name="T2" style:family="text">
      <style:text-properties fo:color="#599e60"/>
    </style:style>
    <style:style style:name="T3" style:family="text">
      <style:text-properties fo:color="#c37b5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gateway.ip <text:span text:style-name="T1">= </text:span><text:span text:style-name="T2">10.0.0.112</text:span></text:p>
      <text:p text:style-name="P1">token.expiration-time<text:span text:style-name="T1">=</text:span><text:span text:style-name="T2">3600000</text:span></text:p>
      <text:p text:style-name="P2"><text:span text:style-name="T3">token.secret</text:span><text:span text:style-name="T1">=</text:span>QWxsWW91ckJhc2VBcmVCZWxvbmdUb1Vz1234567890</text:p>
      <text:p text:style-name="P1">login.url.path <text:span text:style-name="T1">= </text:span><text:span text:style-name="T2">/lo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